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pitch="variable"/>
  </office:font-face-decls>
  <office:automatic-styles>
    <style:style style:name="P1" style:family="paragraph" style:parent-style-name="Standard">
      <style:text-properties officeooo:rsid="0009746c" officeooo:paragraph-rsid="0009746c"/>
    </style:style>
    <style:style style:name="P2" style:family="paragraph" style:parent-style-name="Standard">
      <style:text-properties style:font-name="Roboto" officeooo:rsid="000a5ce1" officeooo:paragraph-rsid="000a5ce1"/>
    </style:style>
    <style:style style:name="P3" style:family="paragraph" style:parent-style-name="Standard">
      <style:text-properties style:font-name="Roboto" officeooo:rsid="000a5ce1" officeooo:paragraph-rsid="00126b60"/>
    </style:style>
    <style:style style:name="P4" style:family="paragraph" style:parent-style-name="Standard">
      <style:text-properties style:font-name="Roboto" officeooo:rsid="0009746c" officeooo:paragraph-rsid="0009746c"/>
    </style:style>
    <style:style style:name="P5" style:family="paragraph" style:parent-style-name="Standard">
      <style:text-properties style:font-name="Roboto" officeooo:rsid="000d0503" officeooo:paragraph-rsid="000d0503"/>
    </style:style>
    <style:style style:name="P6" style:family="paragraph" style:parent-style-name="Standard">
      <style:text-properties style:font-name="Roboto" officeooo:rsid="0013023b" officeooo:paragraph-rsid="0013023b"/>
    </style:style>
    <style:style style:name="P7" style:family="paragraph" style:parent-style-name="Standard">
      <style:text-properties style:font-name="Roboto" officeooo:rsid="001447fe" officeooo:paragraph-rsid="001447fe"/>
    </style:style>
    <style:style style:name="P8" style:family="paragraph" style:parent-style-name="Standard">
      <style:text-properties style:font-name="Roboto" officeooo:rsid="0015e7fa" officeooo:paragraph-rsid="0015e7fa"/>
    </style:style>
    <style:style style:name="P9" style:family="paragraph" style:parent-style-name="Standard">
      <style:text-properties officeooo:rsid="00118357" officeooo:paragraph-rsid="00118357"/>
    </style:style>
    <style:style style:name="P10" style:family="paragraph" style:parent-style-name="Standard" style:list-style-name="L1">
      <style:text-properties style:font-name="Roboto" officeooo:rsid="0009746c" officeooo:paragraph-rsid="0009746c"/>
    </style:style>
    <style:style style:name="P11" style:family="paragraph" style:parent-style-name="Standard" style:list-style-name="L1">
      <style:text-properties style:font-name="Roboto" officeooo:rsid="0009746c" officeooo:paragraph-rsid="000cbf03"/>
    </style:style>
    <style:style style:name="P12" style:family="paragraph" style:parent-style-name="Standard" style:list-style-name="L1">
      <style:text-properties style:font-name="Roboto" officeooo:rsid="0009746c" officeooo:paragraph-rsid="000a5ce1"/>
    </style:style>
    <style:style style:name="P13" style:family="paragraph" style:parent-style-name="Standard" style:list-style-name="L1">
      <style:text-properties style:font-name="Roboto" officeooo:rsid="000fdde6" officeooo:paragraph-rsid="000fdde6"/>
    </style:style>
    <style:style style:name="P14" style:family="paragraph" style:parent-style-name="Standard" style:list-style-name="L1">
      <style:text-properties style:font-name="Roboto" officeooo:rsid="000a5ce1" officeooo:paragraph-rsid="00126b60"/>
    </style:style>
    <style:style style:name="P15" style:family="paragraph" style:parent-style-name="Standard" style:list-style-name="L1">
      <style:text-properties style:font-name="Roboto" officeooo:rsid="000a5ce1" officeooo:paragraph-rsid="000a5ce1"/>
    </style:style>
    <style:style style:name="P16" style:family="paragraph" style:parent-style-name="Standard" style:list-style-name="L1">
      <style:text-properties style:font-name="Roboto" officeooo:rsid="00118357" officeooo:paragraph-rsid="00126b60"/>
    </style:style>
    <style:style style:name="P17" style:family="paragraph" style:parent-style-name="Standard">
      <style:text-properties style:font-name="Roboto" officeooo:rsid="0015e7fa" officeooo:paragraph-rsid="0015e7fa"/>
    </style:style>
    <style:style style:name="P18" style:family="paragraph" style:parent-style-name="Standard">
      <style:text-properties style:font-name="Roboto" style:text-underline-style="none" officeooo:rsid="0018aead" officeooo:paragraph-rsid="0018aead"/>
    </style:style>
    <style:style style:name="T1" style:family="text">
      <style:text-properties officeooo:rsid="000a5ce1"/>
    </style:style>
    <style:style style:name="T2" style:family="text">
      <style:text-properties officeooo:rsid="00126b60"/>
    </style:style>
    <style:style style:name="T3"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9">DAR MUCHAS VUELTAS</text:p>
      <text:p text:style-name="P1"/>
      <text:p text:style-name="P1"/>
      <text:list text:style-name="L1">
        <text:list-item>
          <text:p text:style-name="P10"><text:s/>Registrarse: <text:span text:style-name="T1">d</text:span></text:p>
        </text:list-item>
        <text:list-item>
          <text:p text:style-name="P10">Iniciar sesion y cerrar sesión</text:p>
        </text:list-item>
        <text:list-item>
          <text:p text:style-name="P10">Cambiar contraseña</text:p>
        </text:list-item>
        <text:list-item>
          <text:p text:style-name="P10">Ver ejercicios disponibles: <text:span text:style-name="T1">Los usuarios podrán ver los ejercicios disponibles que tiene la aplicación para añadir a sus rutinas. <text:s/>Se mostrara el nombre, una imagen (video en algunas ocasiones), una descripción, para que musculo objetivo es el ejercicio y que grupo de musculos trabaja. </text:span></text:p>
        </text:list-item>
        <text:list-item>
          <text:p text:style-name="P13">Añadir ejercicios: los usuarios podrán añadir sus ejercicios a la aplicación para así implementarlos en sus rutinas, solo podrán verlo los usuarios que han creado el ejercicio (en un futuro podrá ser publico).</text:p>
        </text:list-item>
        <text:list-item>
          <text:p text:style-name="P11">Crear rutinas personalizadas: <text:span text:style-name="T1">Los usuarios podran crear sus propias rutinas personalizadas para poder entrennar. Las rutinas contaran con una serie de ejercicos que harán cada días de la semana. Podran ajustar la cantidad de días que ellos prefieran y los ejericicios a realizar. Cada subrutina de cada día tendrá un nombre, una descripción, que musculos trabajan y los ejercicios a realizar en el día. El usuario tendrá disponible en la página principal la subrutina con los ejercicoos que le toca hoy, también lo podrá ver en la sección de rutina activa</text:span></text:p>
          <text:p text:style-name="P12"/>
          <text:p text:style-name="P14">Los usuarios más nuevas tendrán la opción disponible de seleccionar y visualizar unas rutinas predeterminadas para ayudarlos a empezar con buen pie.</text:p>
          <text:p text:style-name="P14"/>
          <text:p text:style-name="P16">El usuario crea la rutina vacia rellenando la información principal, despues de rellenarla se crea la rutina. Una vez realizado, ya se puede añadir las rutinas por dia y los ejercicios.</text:p>
        </text:list-item>
      </text:list>
      <text:p text:style-name="P3"/>
      <text:p text:style-name="P3"><text:tab/><text:span text:style-name="T2">Los usuarios tienen un máximo de 20 rutinas para no sobrecargar la bd, además, las rutinas diarias como máximo puede haber 7 (una por día, en principio) </text:span></text:p>
      <text:list text:continue-numbering="true" text:style-name="L1">
        <text:list-header>
          <text:p text:style-name="P12"/>
        </text:list-header>
        <text:list-item>
          <text:p text:style-name="P10">Anotar <text:span text:style-name="T1">cada set: Los usuarios podrán añadir por cada set de cada ejecicio realizado las repeticiones que ha hecho y los kilos que ha levantado. Estos datos se usarán no solo para que el usuario pueda ver que ha hecho la ultima vez y así mejorar, sino que se usará para realizar una seríe de estadisticas (como evolución de lo kilos levantados) para ver el progreso del usuario.</text:span></text:p>
        </text:list-item>
      </text:list>
      <text:p text:style-name="P4"/>
      <text:p text:style-name="P2"/>
      <text:p text:style-name="P2">FUNCIONALIDADES QUE SE PUEDEN IR DESARROLLANDO CON EL PROYECTO DESPLEGADO:</text:p>
      <text:p text:style-name="P2"/>
      <text:list text:continue-numbering="true" text:style-name="L1">
        <text:list-item>
          <text:p text:style-name="P15">Agregar amigos y enviarse mensajes e,ntre amigos</text:p>
        </text:list-item>
        <text:list-item>
          <text:p text:style-name="P15">Red social entre usuarios, donde pueden compartir sus rutinas, ejercicios y pesos actuales.</text:p>
        </text:list-item>
        <text:list-item>
          <text:p text:style-name="P15">Crear y añadir sus propios ejercicios a la app</text:p>
        </text:list-item>
        <text:list-item>
          <text:p text:style-name="P15"><text:s/>Los ejecicios tendran videos de como realizarlos y consejos de su realización</text:p>
        </text:list-item>
      </text:list>
      <text:p text:style-name="P2"/>
      <text:p text:style-name="P2"/>
      <text:p text:style-name="P5">AÑADIR::<text:line-break/><text:line-break/><text:soft-page-break/>1. PermissionChecker que chequé los permisos de los usuarios a hacer ciertas acciones, como puede ser comprobar que la rutina a la que quiere acceeder es suya o no, si el set que esta anotando es para el ejercicio que debe ser. (para evitar fallos)</text:p>
      <text:p text:style-name="P5"/>
      <text:p text:style-name="P5"/>
      <text:p text:style-name="P5"/>
      <text:p text:style-name="P6">#######</text:p>
      <text:p text:style-name="P6"/>
      <text:p text:style-name="P6">Los usuarios pueden crear sus propias rutinas, pero tambien pueden buscar la de otros usuarios. Si quieren realizar <text:s/>la de otros usuarios pueden “GUARDAR” esa rutina, de forma interna se crearía una copia de esa rutina en la cual el usuario que quiera guardarla sería el dueño de la rutina.</text:p>
      <text:p text:style-name="P6"/>
      <text:p text:style-name="P7">¿COMO QUEDA?</text:p>
      <text:p text:style-name="P7"/>
      <text:p text:style-name="P7">Relación uno a muchos y modificación de los servicios</text:p>
      <text:p text:style-name="P7"/>
      <text:p text:style-name="P7"/>
      <text:p text:style-name="P7"/>
      <text:p text:style-name="P8">#############################</text:p>
      <text:p text:style-name="P8"/>
      <text:p text:style-name="P8">AÑADIR:<text:line-break/></text:p>
      <text:p text:style-name="P8">funcionar de bookmarks para los ejercicios.</text:p>
      <text:p text:style-name="P8"><text:span text:style-name="T3"/></text:p>
      <text:p text:style-name="P18">Foto usuari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9:59:21.138999389</meta:creation-date>
    <meta:generator>LibreOffice/24.2.4.2$Linux_X86_64 LibreOffice_project/420$Build-2</meta:generator>
    <dc:date>2024-09-14T12:19:25.981411975</dc:date>
    <meta:editing-duration>P2DT14H31M20S</meta:editing-duration>
    <meta:editing-cycles>9</meta:editing-cycles>
    <meta:document-statistic meta:table-count="0" meta:image-count="0" meta:object-count="0" meta:page-count="2" meta:paragraph-count="25" meta:word-count="508" meta:character-count="3069" meta:non-whitespace-character-count="2588"/>
  </office:meta>
</office:document-meta>
</file>